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6.4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iltered_ru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run_min</text:p>
          </table:table-cell>
          <table:table-cell office:value-type="string" calcext:value-type="string">
            <text:p>general_cov_thresh</text:p>
          </table:table-cell>
          <table:table-cell office:value-type="string" calcext:value-type="string">
            <text:p>panel_cov_thresh</text:p>
          </table:table-cell>
          <table:table-cell office:value-type="string" calcext:value-type="string">
            <text:p>crate_cov_thresh</text:p>
          </table:table-cell>
          <table:table-cell office:value-type="string" calcext:value-type="string">
            <text:p>Unnamed: 5</text:p>
          </table:table-cell>
          <table:table-cell office:value-type="string" calcext:value-type="string">
            <text:p>Unnamed: 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4-02-13 06:06:50.711247-05</text:p>
          </table:table-cell>
          <table:table-cell table:style-name="ce1" office:value-type="float" office:value="309434" calcext:value-type="float">
            <text:p>309434</text:p>
          </table:table-cell>
          <table:table-cell table:style-name="ce1" office:value-type="float" office:value="51.3525026624068" calcext:value-type="float">
            <text:p>51.3525026624068</text:p>
          </table:table-cell>
          <table:table-cell table:style-name="ce1" office:value-type="float" office:value="53.1291611185086" calcext:value-type="float">
            <text:p>53.1291611185086</text:p>
          </table:table-cell>
          <table:table-cell table:style-name="ce1" office:value-type="float" office:value="68.4210526315789" calcext:value-type="float">
            <text:p>68.4210526315789</text:p>
          </table:table-cell>
          <table:table-cell table:style-name="ce1"/>
          <table:table-cell table:style-name="ce1" office:value-type="string" calcext:value-type="string">
            <text:p>absolute garbag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2024-02-13 06:06:54.254723-05</text:p>
          </table:table-cell>
          <table:table-cell table:style-name="ce1" office:value-type="float" office:value="309439" calcext:value-type="float">
            <text:p>309439</text:p>
          </table:table-cell>
          <table:table-cell table:style-name="ce1" office:value-type="float" office:value="51.384451544196" calcext:value-type="float">
            <text:p>51.384451544196</text:p>
          </table:table-cell>
          <table:table-cell table:style-name="ce1" office:value-type="float" office:value="53.2623169107856" calcext:value-type="float">
            <text:p>53.2623169107856</text:p>
          </table:table-cell>
          <table:table-cell table:style-name="ce1" office:value-type="float" office:value="68.4210526315789" calcext:value-type="float">
            <text:p>68.4210526315789</text:p>
          </table:table-cell>
          <table:table-cell table:style-name="ce1"/>
          <table:table-cell table:style-name="ce1" office:value-type="string" calcext:value-type="string">
            <text:p>absolute garbag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2024-02-12 10:16:17.311577-05</text:p>
          </table:table-cell>
          <table:table-cell table:style-name="ce1" office:value-type="float" office:value="302640" calcext:value-type="float">
            <text:p>302640</text:p>
          </table:table-cell>
          <table:table-cell table:style-name="ce1" office:value-type="float" office:value="53.0564430244941" calcext:value-type="float">
            <text:p>53.0564430244941</text:p>
          </table:table-cell>
          <table:table-cell table:style-name="ce1" office:value-type="float" office:value="54.5938748335553" calcext:value-type="float">
            <text:p>54.5938748335553</text:p>
          </table:table-cell>
          <table:table-cell table:style-name="ce1" office:value-type="float" office:value="63.1578947368421" calcext:value-type="float">
            <text:p>63.1578947368421</text:p>
          </table:table-cell>
          <table:table-cell table:style-name="ce1"/>
          <table:table-cell table:style-name="ce1" office:value-type="string" calcext:value-type="string">
            <text:p>absolute garbage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2024-02-13 06:21:59.083619-05</text:p>
          </table:table-cell>
          <table:table-cell table:style-name="ce1" office:value-type="float" office:value="309504" calcext:value-type="float">
            <text:p>309504</text:p>
          </table:table-cell>
          <table:table-cell table:style-name="ce1" office:value-type="float" office:value="58.4984025559105" calcext:value-type="float">
            <text:p>58.4984025559105</text:p>
          </table:table-cell>
          <table:table-cell table:style-name="ce1" office:value-type="float" office:value="60.7190412782956" calcext:value-type="float">
            <text:p>60.7190412782956</text:p>
          </table:table-cell>
          <table:table-cell table:style-name="ce1" office:value-type="float" office:value="78.9473684210526" calcext:value-type="float">
            <text:p>78.9473684210526</text:p>
          </table:table-cell>
          <table:table-cell table:style-name="ce1"/>
          <table:table-cell table:style-name="ce1" office:value-type="string" calcext:value-type="string">
            <text:p>garbage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2024-02-13 06:21:56.320105-05</text:p>
          </table:table-cell>
          <table:table-cell office:value-type="float" office:value="309501" calcext:value-type="float">
            <text:p>309501</text:p>
          </table:table-cell>
          <table:table-cell office:value-type="float" office:value="58.7752928647497" calcext:value-type="float">
            <text:p>58.7752928647497</text:p>
          </table:table-cell>
          <table:table-cell office:value-type="float" office:value="60.8521970705726" calcext:value-type="float">
            <text:p>60.8521970705726</text:p>
          </table:table-cell>
          <table:table-cell office:value-type="float" office:value="78.9473684210526" calcext:value-type="float">
            <text:p>78.9473684210526</text:p>
          </table:table-cell>
          <table:table-cell/>
          <table:table-cell office:value-type="string" calcext:value-type="string">
            <text:p>garb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-02-13 06:06:56.032691-05</text:p>
          </table:table-cell>
          <table:table-cell office:value-type="float" office:value="309448" calcext:value-type="float">
            <text:p>309448</text:p>
          </table:table-cell>
          <table:table-cell office:value-type="float" office:value="59.2225772097977" calcext:value-type="float">
            <text:p>59.2225772097977</text:p>
          </table:table-cell>
          <table:table-cell office:value-type="float" office:value="61.5179760319574" calcext:value-type="float">
            <text:p>61.5179760319574</text:p>
          </table:table-cell>
          <table:table-cell office:value-type="float" office:value="78.9473684210526" calcext:value-type="float">
            <text:p>78.9473684210526</text:p>
          </table:table-cell>
          <table:table-cell/>
          <table:table-cell office:value-type="string" calcext:value-type="string">
            <text:p>garbag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4-02-06 13:43:34.655386-05</text:p>
          </table:table-cell>
          <table:table-cell table:style-name="ce1" office:value-type="float" office:value="302159" calcext:value-type="float">
            <text:p>302159</text:p>
          </table:table-cell>
          <table:table-cell table:style-name="ce1" office:value-type="float" office:value="60.5537806176784" calcext:value-type="float">
            <text:p>60.5537806176784</text:p>
          </table:table-cell>
          <table:table-cell table:style-name="ce1" office:value-type="float" office:value="63.115845539281" calcext:value-type="float">
            <text:p>63.115845539281</text:p>
          </table:table-cell>
          <table:table-cell table:style-name="ce1" office:value-type="float" office:value="73.6842105263158" calcext:value-type="float">
            <text:p>73.6842105263158</text:p>
          </table:table-cell>
          <table:table-cell table:style-name="ce1"/>
          <table:table-cell table:style-name="ce1" office:value-type="string" calcext:value-type="string">
            <text:p>bad crate coverage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2024-02-06 13:43:33.52196-05</text:p>
          </table:table-cell>
          <table:table-cell office:value-type="float" office:value="302145" calcext:value-type="float">
            <text:p>302145</text:p>
          </table:table-cell>
          <table:table-cell office:value-type="float" office:value="60.7774227902023" calcext:value-type="float">
            <text:p>60.7774227902023</text:p>
          </table:table-cell>
          <table:table-cell office:value-type="float" office:value="63.2490013315579" calcext:value-type="float">
            <text:p>63.2490013315579</text:p>
          </table:table-cell>
          <table:table-cell office:value-type="float" office:value="73.6842105263158" calcext:value-type="float">
            <text:p>73.6842105263158</text:p>
          </table:table-cell>
          <table:table-cell/>
          <table:table-cell office:value-type="string" calcext:value-type="string">
            <text:p>bad crate coverag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24-02-06 13:43:30.90883-05</text:p>
          </table:table-cell>
          <table:table-cell table:style-name="ce2" office:value-type="float" office:value="302114" calcext:value-type="float">
            <text:p>302114</text:p>
          </table:table-cell>
          <table:table-cell table:style-name="ce2" office:value-type="float" office:value="60.8839190628328" calcext:value-type="float">
            <text:p>60.8839190628328</text:p>
          </table:table-cell>
          <table:table-cell table:style-name="ce2" office:value-type="float" office:value="63.3821571238349" calcext:value-type="float">
            <text:p>63.3821571238349</text:p>
          </table:table-cell>
          <table:table-cell table:style-name="ce2" office:value-type="float" office:value="73.6842105263158" calcext:value-type="float">
            <text:p>73.6842105263158</text:p>
          </table:table-cell>
          <table:table-cell table:style-name="ce2"/>
          <table:table-cell table:style-name="ce2" office:value-type="string" calcext:value-type="string">
            <text:p>bad crate coverage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2024-02-25 10:12:46.978698-05</text:p>
          </table:table-cell>
          <table:table-cell office:value-type="float" office:value="356762" calcext:value-type="float">
            <text:p>356762</text:p>
          </table:table-cell>
          <table:table-cell office:value-type="float" office:value="61.6080937167199" calcext:value-type="float">
            <text:p>61.6080937167199</text:p>
          </table:table-cell>
          <table:table-cell office:value-type="float" office:value="63.5153129161119" calcext:value-type="float">
            <text:p>63.5153129161119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-02-28 09:23:31.372528-05</text:p>
          </table:table-cell>
          <table:table-cell office:value-type="float" office:value="356844" calcext:value-type="float">
            <text:p>356844</text:p>
          </table:table-cell>
          <table:table-cell office:value-type="float" office:value="61.7145899893504" calcext:value-type="float">
            <text:p>61.7145899893504</text:p>
          </table:table-cell>
          <table:table-cell office:value-type="float" office:value="63.9147802929427" calcext:value-type="float">
            <text:p>63.9147802929427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-02-28 01:17:02.967509-05</text:p>
          </table:table-cell>
          <table:table-cell office:value-type="float" office:value="356832" calcext:value-type="float">
            <text:p>356832</text:p>
          </table:table-cell>
          <table:table-cell office:value-type="float" office:value="61.7891373801917" calcext:value-type="float">
            <text:p>61.7891373801917</text:p>
          </table:table-cell>
          <table:table-cell office:value-type="float" office:value="64.0479360852197" calcext:value-type="float">
            <text:p>64.0479360852197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23-12-31 04:01:17.043095-05</text:p>
          </table:table-cell>
          <table:table-cell table:style-name="ce1" office:value-type="float" office:value="355216" calcext:value-type="float">
            <text:p>355216</text:p>
          </table:table-cell>
          <table:table-cell table:style-name="ce1" office:value-type="float" office:value="62.0447284345048" calcext:value-type="float">
            <text:p>62.0447284345048</text:p>
          </table:table-cell>
          <table:table-cell table:style-name="ce1" office:value-type="float" office:value="63.7816245006658" calcext:value-type="float">
            <text:p>63.7816245006658</text:p>
          </table:table-cell>
          <table:table-cell table:style-name="ce1" office:value-type="float" office:value="84.2105263157895" calcext:value-type="float">
            <text:p>84.2105263157895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2024-02-12 10:34:56.619092-05</text:p>
          </table:table-cell>
          <table:table-cell office:value-type="float" office:value="304332" calcext:value-type="float">
            <text:p>304332</text:p>
          </table:table-cell>
          <table:table-cell office:value-type="float" office:value="63.1096911608094" calcext:value-type="float">
            <text:p>63.1096911608094</text:p>
          </table:table-cell>
          <table:table-cell office:value-type="float" office:value="65.6458055925433" calcext:value-type="float">
            <text:p>65.6458055925433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-02-06 13:43:36.270471-05</text:p>
          </table:table-cell>
          <table:table-cell office:value-type="float" office:value="302179" calcext:value-type="float">
            <text:p>302179</text:p>
          </table:table-cell>
          <table:table-cell office:value-type="float" office:value="64.5473908413205" calcext:value-type="float">
            <text:p>64.5473908413205</text:p>
          </table:table-cell>
          <table:table-cell office:value-type="float" office:value="66.844207723036" calcext:value-type="float">
            <text:p>66.844207723036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-02-20 18:52:20.105659-05</text:p>
          </table:table-cell>
          <table:table-cell office:value-type="float" office:value="356633" calcext:value-type="float">
            <text:p>356633</text:p>
          </table:table-cell>
          <table:table-cell office:value-type="float" office:value="64.888178913738" calcext:value-type="float">
            <text:p>64.888178913738</text:p>
          </table:table-cell>
          <table:table-cell office:value-type="float" office:value="66.4447403462051" calcext:value-type="float">
            <text:p>66.4447403462051</text:p>
          </table:table-cell>
          <table:table-cell office:value-type="float" office:value="84.2105263157895" calcext:value-type="float">
            <text:p>84.21052631578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-01-29 10:57:49.487777-05</text:p>
          </table:table-cell>
          <table:table-cell office:value-type="float" office:value="356007" calcext:value-type="float">
            <text:p>356007</text:p>
          </table:table-cell>
          <table:table-cell office:value-type="float" office:value="65.6869009584665" calcext:value-type="float">
            <text:p>65.6869009584665</text:p>
          </table:table-cell>
          <table:table-cell office:value-type="float" office:value="68.1757656458056" calcext:value-type="float">
            <text:p>68.1757656458056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-01-29 12:20:35.916721-05</text:p>
          </table:table-cell>
          <table:table-cell office:value-type="float" office:value="356010" calcext:value-type="float">
            <text:p>356010</text:p>
          </table:table-cell>
          <table:table-cell office:value-type="float" office:value="65.7294994675186" calcext:value-type="float">
            <text:p>65.7294994675186</text:p>
          </table:table-cell>
          <table:table-cell office:value-type="float" office:value="68.1757656458056" calcext:value-type="float">
            <text:p>68.1757656458056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24-01-29 14:01:30.671348-05</text:p>
          </table:table-cell>
          <table:table-cell table:style-name="ce1" office:value-type="float" office:value="356009" calcext:value-type="float">
            <text:p>356009</text:p>
          </table:table-cell>
          <table:table-cell table:style-name="ce1" office:value-type="float" office:value="65.7720979765708" calcext:value-type="float">
            <text:p>65.7720979765708</text:p>
          </table:table-cell>
          <table:table-cell table:style-name="ce1" office:value-type="float" office:value="68.1757656458056" calcext:value-type="float">
            <text:p>68.1757656458056</text:p>
          </table:table-cell>
          <table:table-cell table:style-name="ce1" office:value-type="float" office:value="78.9473684210526" calcext:value-type="float">
            <text:p>78.9473684210526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2023-10-19 05:08:09.193111-04</text:p>
          </table:table-cell>
          <table:table-cell office:value-type="float" office:value="352664" calcext:value-type="float">
            <text:p>352664</text:p>
          </table:table-cell>
          <table:table-cell office:value-type="float" office:value="65.8572949946752" calcext:value-type="float">
            <text:p>65.8572949946752</text:p>
          </table:table-cell>
          <table:table-cell office:value-type="float" office:value="67.7762982689747" calcext:value-type="float">
            <text:p>67.7762982689747</text:p>
          </table:table-cell>
          <table:table-cell office:value-type="float" office:value="84.2105263157895" calcext:value-type="float">
            <text:p>84.21052631578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-10-17 11:14:58.024843-04</text:p>
          </table:table-cell>
          <table:table-cell office:value-type="float" office:value="352620" calcext:value-type="float">
            <text:p>352620</text:p>
          </table:table-cell>
          <table:table-cell office:value-type="float" office:value="65.8785942492013" calcext:value-type="float">
            <text:p>65.8785942492013</text:p>
          </table:table-cell>
          <table:table-cell office:value-type="float" office:value="67.7762982689747" calcext:value-type="float">
            <text:p>67.7762982689747</text:p>
          </table:table-cell>
          <table:table-cell office:value-type="float" office:value="84.2105263157895" calcext:value-type="float">
            <text:p>84.21052631578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-02-06 13:41:25.13664-05</text:p>
          </table:table-cell>
          <table:table-cell office:value-type="float" office:value="300724" calcext:value-type="float">
            <text:p>300724</text:p>
          </table:table-cell>
          <table:table-cell office:value-type="float" office:value="66.7838125665602" calcext:value-type="float">
            <text:p>66.7838125665602</text:p>
          </table:table-cell>
          <table:table-cell office:value-type="float" office:value="69.7736351531291" calcext:value-type="float">
            <text:p>69.7736351531291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-10-28 19:45:40.52725-04</text:p>
          </table:table-cell>
          <table:table-cell office:value-type="float" office:value="352937" calcext:value-type="float">
            <text:p>352937</text:p>
          </table:table-cell>
          <table:table-cell office:value-type="float" office:value="66.9222577209798" calcext:value-type="float">
            <text:p>66.9222577209798</text:p>
          </table:table-cell>
          <table:table-cell office:value-type="float" office:value="68.5752330226365" calcext:value-type="float">
            <text:p>68.5752330226365</text:p>
          </table:table-cell>
          <table:table-cell office:value-type="float" office:value="84.2105263157895" calcext:value-type="float">
            <text:p>84.21052631578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-09-24 20:46:43.807415-04</text:p>
          </table:table-cell>
          <table:table-cell office:value-type="float" office:value="351950" calcext:value-type="float">
            <text:p>351950</text:p>
          </table:table-cell>
          <table:table-cell office:value-type="float" office:value="67.3908413205538" calcext:value-type="float">
            <text:p>67.3908413205538</text:p>
          </table:table-cell>
          <table:table-cell office:value-type="float" office:value="69.3741677762983" calcext:value-type="float">
            <text:p>69.3741677762983</text:p>
          </table:table-cell>
          <table:table-cell office:value-type="float" office:value="84.2105263157895" calcext:value-type="float">
            <text:p>84.21052631578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23-09-22 12:12:07.156639-04</text:p>
          </table:table-cell>
          <table:table-cell table:style-name="ce1" office:value-type="float" office:value="351884" calcext:value-type="float">
            <text:p>351884</text:p>
          </table:table-cell>
          <table:table-cell table:style-name="ce1" office:value-type="float" office:value="67.6038338658147" calcext:value-type="float">
            <text:p>67.6038338658147</text:p>
          </table:table-cell>
          <table:table-cell table:style-name="ce1" office:value-type="float" office:value="69.6404793608522" calcext:value-type="float">
            <text:p>69.6404793608522</text:p>
          </table:table-cell>
          <table:table-cell table:style-name="ce1" office:value-type="float" office:value="84.2105263157895" calcext:value-type="float">
            <text:p>84.2105263157895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2023-09-21 16:20:39.124305-04</text:p>
          </table:table-cell>
          <table:table-cell table:style-name="ce1" office:value-type="float" office:value="351847" calcext:value-type="float">
            <text:p>351847</text:p>
          </table:table-cell>
          <table:table-cell table:style-name="ce1" office:value-type="float" office:value="67.8061767838126" calcext:value-type="float">
            <text:p>67.8061767838126</text:p>
          </table:table-cell>
          <table:table-cell table:style-name="ce1" office:value-type="float" office:value="70.0399467376831" calcext:value-type="float">
            <text:p>70.0399467376831</text:p>
          </table:table-cell>
          <table:table-cell table:style-name="ce1" office:value-type="float" office:value="89.4736842105263" calcext:value-type="float">
            <text:p>89.4736842105263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2023-07-20 05:05:41.155799-04</text:p>
          </table:table-cell>
          <table:table-cell office:value-type="float" office:value="311236" calcext:value-type="float">
            <text:p>311236</text:p>
          </table:table-cell>
          <table:table-cell office:value-type="float" office:value="67.9339723109691" calcext:value-type="float">
            <text:p>67.9339723109691</text:p>
          </table:table-cell>
          <table:table-cell office:value-type="float" office:value="69.9067909454061" calcext:value-type="float">
            <text:p>69.9067909454061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-09-21 17:24:34.34312-04</text:p>
          </table:table-cell>
          <table:table-cell office:value-type="float" office:value="351845" calcext:value-type="float">
            <text:p>351845</text:p>
          </table:table-cell>
          <table:table-cell office:value-type="float" office:value="67.9659211927582" calcext:value-type="float">
            <text:p>67.9659211927582</text:p>
          </table:table-cell>
          <table:table-cell office:value-type="float" office:value="70.0399467376831" calcext:value-type="float">
            <text:p>70.0399467376831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24-04-18 19:59:17.675559-04</text:p>
          </table:table-cell>
          <table:table-cell table:style-name="ce1" office:value-type="float" office:value="358123" calcext:value-type="float">
            <text:p>358123</text:p>
          </table:table-cell>
          <table:table-cell table:style-name="ce1" office:value-type="float" office:value="68.4025559105431" calcext:value-type="float">
            <text:p>68.4025559105431</text:p>
          </table:table-cell>
          <table:table-cell table:style-name="ce1" office:value-type="float" office:value="70.439414114514" calcext:value-type="float">
            <text:p>70.439414114514</text:p>
          </table:table-cell>
          <table:table-cell table:style-name="ce1" office:value-type="float" office:value="94.7368421052632" calcext:value-type="float">
            <text:p>94.736842105263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2023-05-30 10:44:38.623624-04</text:p>
          </table:table-cell>
          <table:table-cell office:value-type="float" office:value="309623" calcext:value-type="float">
            <text:p>309623</text:p>
          </table:table-cell>
          <table:table-cell office:value-type="float" office:value="68.615548455804" calcext:value-type="float">
            <text:p>68.615548455804</text:p>
          </table:table-cell>
          <table:table-cell office:value-type="float" office:value="71.7709720372836" calcext:value-type="float">
            <text:p>71.7709720372836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-07-10 13:03:32.588777-04</text:p>
          </table:table-cell>
          <table:table-cell office:value-type="float" office:value="310937" calcext:value-type="float">
            <text:p>310937</text:p>
          </table:table-cell>
          <table:table-cell office:value-type="float" office:value="68.7433439829606" calcext:value-type="float">
            <text:p>68.7433439829606</text:p>
          </table:table-cell>
          <table:table-cell office:value-type="float" office:value="71.3715046604527" calcext:value-type="float">
            <text:p>71.3715046604527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-04-18 08:58:12.56897-04</text:p>
          </table:table-cell>
          <table:table-cell office:value-type="float" office:value="358103" calcext:value-type="float">
            <text:p>358103</text:p>
          </table:table-cell>
          <table:table-cell office:value-type="float" office:value="68.8604898828541" calcext:value-type="float">
            <text:p>68.8604898828541</text:p>
          </table:table-cell>
          <table:table-cell office:value-type="float" office:value="70.8388814913449" calcext:value-type="float">
            <text:p>70.8388814913449</text:p>
          </table:table-cell>
          <table:table-cell office:value-type="float" office:value="94.7368421052632" calcext:value-type="float">
            <text:p>94.73684210526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-12-04 06:47:39.5417-05</text:p>
          </table:table-cell>
          <table:table-cell office:value-type="float" office:value="354046" calcext:value-type="float">
            <text:p>354046</text:p>
          </table:table-cell>
          <table:table-cell office:value-type="float" office:value="69.2225772097976" calcext:value-type="float">
            <text:p>69.2225772097976</text:p>
          </table:table-cell>
          <table:table-cell office:value-type="float" office:value="70.8388814913449" calcext:value-type="float">
            <text:p>70.8388814913449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-03-28 14:06:17.0382-04</text:p>
          </table:table-cell>
          <table:table-cell office:value-type="float" office:value="357527" calcext:value-type="float">
            <text:p>357527</text:p>
          </table:table-cell>
          <table:table-cell office:value-type="float" office:value="69.307774227902" calcext:value-type="float">
            <text:p>69.307774227902</text:p>
          </table:table-cell>
          <table:table-cell office:value-type="float" office:value="71.1051930758988" calcext:value-type="float">
            <text:p>71.1051930758988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-05-16 14:58:26.631944-04</text:p>
          </table:table-cell>
          <table:table-cell office:value-type="float" office:value="359089" calcext:value-type="float">
            <text:p>359089</text:p>
          </table:table-cell>
          <table:table-cell office:value-type="float" office:value="69.3184238551651" calcext:value-type="float">
            <text:p>69.3184238551651</text:p>
          </table:table-cell>
          <table:table-cell office:value-type="float" office:value="72.3035952063915" calcext:value-type="float">
            <text:p>72.3035952063915</text:p>
          </table:table-cell>
          <table:table-cell office:value-type="float" office:value="94.7368421052632" calcext:value-type="float">
            <text:p>94.73684210526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-03-25 05:07:39.14354-04</text:p>
          </table:table-cell>
          <table:table-cell office:value-type="float" office:value="357397" calcext:value-type="float">
            <text:p>357397</text:p>
          </table:table-cell>
          <table:table-cell office:value-type="float" office:value="69.5633652822151" calcext:value-type="float">
            <text:p>69.5633652822151</text:p>
          </table:table-cell>
          <table:table-cell office:value-type="float" office:value="71.5046604527297" calcext:value-type="float">
            <text:p>71.5046604527297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-02-06 13:43:36.464891-05</text:p>
          </table:table-cell>
          <table:table-cell office:value-type="float" office:value="302187" calcext:value-type="float">
            <text:p>302187</text:p>
          </table:table-cell>
          <table:table-cell office:value-type="float" office:value="69.5633652822151" calcext:value-type="float">
            <text:p>69.5633652822151</text:p>
          </table:table-cell>
          <table:table-cell office:value-type="float" office:value="72.3035952063915" calcext:value-type="float">
            <text:p>72.3035952063915</text:p>
          </table:table-cell>
          <table:table-cell office:value-type="float" office:value="84.2105263157895" calcext:value-type="float">
            <text:p>84.21052631578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-03-27 04:18:32.044078-04</text:p>
          </table:table-cell>
          <table:table-cell office:value-type="float" office:value="357486" calcext:value-type="float">
            <text:p>357486</text:p>
          </table:table-cell>
          <table:table-cell office:value-type="float" office:value="69.5846645367412" calcext:value-type="float">
            <text:p>69.5846645367412</text:p>
          </table:table-cell>
          <table:table-cell office:value-type="float" office:value="71.5046604527297" calcext:value-type="float">
            <text:p>71.5046604527297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-01-07 10:33:55.541963-05</text:p>
          </table:table-cell>
          <table:table-cell office:value-type="float" office:value="355415" calcext:value-type="float">
            <text:p>355415</text:p>
          </table:table-cell>
          <table:table-cell office:value-type="float" office:value="70.1384451544196" calcext:value-type="float">
            <text:p>70.1384451544196</text:p>
          </table:table-cell>
          <table:table-cell office:value-type="float" office:value="72.4367509986684" calcext:value-type="float">
            <text:p>72.4367509986684</text:p>
          </table:table-cell>
          <table:table-cell office:value-type="float" office:value="84.2105263157895" calcext:value-type="float">
            <text:p>84.21052631578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-09-13 07:27:56.557105-04</text:p>
          </table:table-cell>
          <table:table-cell office:value-type="float" office:value="362215" calcext:value-type="float">
            <text:p>362215</text:p>
          </table:table-cell>
          <table:table-cell office:value-type="float" office:value="70.1384451544196" calcext:value-type="float">
            <text:p>70.1384451544196</text:p>
          </table:table-cell>
          <table:table-cell office:value-type="float" office:value="73.1025299600533" calcext:value-type="float">
            <text:p>73.1025299600533</text:p>
          </table:table-cell>
          <table:table-cell office:value-type="float" office:value="94.7368421052632" calcext:value-type="float">
            <text:p>94.73684210526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24-02-12 10:22:53.85118-05</text:p>
          </table:table-cell>
          <table:table-cell table:style-name="ce1" office:value-type="float" office:value="303334" calcext:value-type="float">
            <text:p>303334</text:p>
          </table:table-cell>
          <table:table-cell table:style-name="ce1" office:value-type="float" office:value="70.3940362087327" calcext:value-type="float">
            <text:p>70.3940362087327</text:p>
          </table:table-cell>
          <table:table-cell table:style-name="ce1" office:value-type="float" office:value="73.7683089214381" calcext:value-type="float">
            <text:p>73.7683089214381</text:p>
          </table:table-cell>
          <table:table-cell table:style-name="ce1" office:value-type="float" office:value="84.2105263157895" calcext:value-type="float">
            <text:p>84.2105263157895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2023-07-19 16:31:38.494588-04</text:p>
          </table:table-cell>
          <table:table-cell table:style-name="ce1" office:value-type="float" office:value="311222" calcext:value-type="float">
            <text:p>311222</text:p>
          </table:table-cell>
          <table:table-cell table:style-name="ce1" office:value-type="float" office:value="70.5644302449414" calcext:value-type="float">
            <text:p>70.5644302449414</text:p>
          </table:table-cell>
          <table:table-cell table:style-name="ce1" office:value-type="float" office:value="72.7030625832224" calcext:value-type="float">
            <text:p>72.7030625832224</text:p>
          </table:table-cell>
          <table:table-cell table:style-name="ce1" office:value-type="float" office:value="89.4736842105263" calcext:value-type="float">
            <text:p>89.4736842105263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2023-12-28 12:16:26.309923-05</text:p>
          </table:table-cell>
          <table:table-cell table:style-name="ce1" office:value-type="float" office:value="355145" calcext:value-type="float">
            <text:p>355145</text:p>
          </table:table-cell>
          <table:table-cell table:style-name="ce1" office:value-type="float" office:value="70.6070287539936" calcext:value-type="float">
            <text:p>70.6070287539936</text:p>
          </table:table-cell>
          <table:table-cell table:style-name="ce1" office:value-type="float" office:value="72.8362183754993" calcext:value-type="float">
            <text:p>72.8362183754993</text:p>
          </table:table-cell>
          <table:table-cell table:style-name="ce1" office:value-type="float" office:value="94.7368421052632" calcext:value-type="float">
            <text:p>94.7368421052632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2024-04-22 13:04:27.480375-04</text:p>
          </table:table-cell>
          <table:table-cell table:style-name="ce1" office:value-type="float" office:value="358230" calcext:value-type="float">
            <text:p>358230</text:p>
          </table:table-cell>
          <table:table-cell table:style-name="ce1" office:value-type="float" office:value="71.8104366347178" calcext:value-type="float">
            <text:p>71.8104366347178</text:p>
          </table:table-cell>
          <table:table-cell table:style-name="ce1" office:value-type="float" office:value="74.3009320905459" calcext:value-type="float">
            <text:p>74.3009320905459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among earliest runs with 100 crate cov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2024-02-12 10:38:24.932177-05</text:p>
          </table:table-cell>
          <table:table-cell table:style-name="ce1" office:value-type="float" office:value="304616" calcext:value-type="float">
            <text:p>304616</text:p>
          </table:table-cell>
          <table:table-cell table:style-name="ce1" office:value-type="float" office:value="71.8210862619808" calcext:value-type="float">
            <text:p>71.8210862619808</text:p>
          </table:table-cell>
          <table:table-cell table:style-name="ce1" office:value-type="float" office:value="75.0998668442077" calcext:value-type="float">
            <text:p>75.0998668442077</text:p>
          </table:table-cell>
          <table:table-cell table:style-name="ce1" office:value-type="float" office:value="89.4736842105263" calcext:value-type="float">
            <text:p>89.4736842105263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2024-04-24 03:15:22.120098-04</text:p>
          </table:table-cell>
          <table:table-cell office:value-type="float" office:value="358273" calcext:value-type="float">
            <text:p>358273</text:p>
          </table:table-cell>
          <table:table-cell office:value-type="float" office:value="71.8317358892439" calcext:value-type="float">
            <text:p>71.8317358892439</text:p>
          </table:table-cell>
          <table:table-cell office:value-type="float" office:value="74.3009320905459" calcext:value-type="float">
            <text:p>74.3009320905459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-02-12 10:37:54.843854-05</text:p>
          </table:table-cell>
          <table:table-cell office:value-type="float" office:value="304555" calcext:value-type="float">
            <text:p>304555</text:p>
          </table:table-cell>
          <table:table-cell office:value-type="float" office:value="72.1618743343983" calcext:value-type="float">
            <text:p>72.1618743343983</text:p>
          </table:table-cell>
          <table:table-cell office:value-type="float" office:value="75.3661784287617" calcext:value-type="float">
            <text:p>75.3661784287617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-04-24 17:05:25.356094-04</text:p>
          </table:table-cell>
          <table:table-cell office:value-type="float" office:value="358296" calcext:value-type="float">
            <text:p>358296</text:p>
          </table:table-cell>
          <table:table-cell office:value-type="float" office:value="72.1725239616613" calcext:value-type="float">
            <text:p>72.1725239616613</text:p>
          </table:table-cell>
          <table:table-cell office:value-type="float" office:value="74.5672436750999" calcext:value-type="float">
            <text:p>74.5672436750999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-04-13 08:02:09.144972-04</text:p>
          </table:table-cell>
          <table:table-cell office:value-type="float" office:value="357973" calcext:value-type="float">
            <text:p>357973</text:p>
          </table:table-cell>
          <table:table-cell office:value-type="float" office:value="72.1725239616613" calcext:value-type="float">
            <text:p>72.1725239616613</text:p>
          </table:table-cell>
          <table:table-cell office:value-type="float" office:value="74.8335552596538" calcext:value-type="float">
            <text:p>74.8335552596538</text:p>
          </table:table-cell>
          <table:table-cell office:value-type="float" office:value="94.7368421052632" calcext:value-type="float">
            <text:p>94.73684210526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-01-09 12:35:50.164272-05</text:p>
          </table:table-cell>
          <table:table-cell office:value-type="float" office:value="355478" calcext:value-type="float">
            <text:p>355478</text:p>
          </table:table-cell>
          <table:table-cell office:value-type="float" office:value="72.6304579339723" calcext:value-type="float">
            <text:p>72.6304579339723</text:p>
          </table:table-cell>
          <table:table-cell office:value-type="float" office:value="75.0998668442077" calcext:value-type="float">
            <text:p>75.0998668442077</text:p>
          </table:table-cell>
          <table:table-cell office:value-type="float" office:value="89.4736842105263" calcext:value-type="float">
            <text:p>89.4736842105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-11-22 11:06:56.135983-05</text:p>
          </table:table-cell>
          <table:table-cell office:value-type="float" office:value="353689" calcext:value-type="float">
            <text:p>353689</text:p>
          </table:table-cell>
          <table:table-cell office:value-type="float" office:value="74.4408945686901" calcext:value-type="float">
            <text:p>74.4408945686901</text:p>
          </table:table-cell>
          <table:table-cell office:value-type="float" office:value="77.0972037283622" calcext:value-type="float">
            <text:p>77.0972037283622</text:p>
          </table:table-cell>
          <table:table-cell office:value-type="float" office:value="94.7368421052632" calcext:value-type="float">
            <text:p>94.73684210526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24-02-12 10:18:31.494368-05</text:p>
          </table:table-cell>
          <table:table-cell table:style-name="ce1" office:value-type="float" office:value="302948" calcext:value-type="float">
            <text:p>302948</text:p>
          </table:table-cell>
          <table:table-cell table:style-name="ce1" office:value-type="float" office:value="74.4408945686901" calcext:value-type="float">
            <text:p>74.4408945686901</text:p>
          </table:table-cell>
          <table:table-cell table:style-name="ce1" office:value-type="float" office:value="77.62982689747" calcext:value-type="float">
            <text:p>77.62982689747</text:p>
          </table:table-cell>
          <table:table-cell table:style-name="ce1" office:value-type="float" office:value="89.4736842105263" calcext:value-type="float">
            <text:p>89.4736842105263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2023-08-30 19:29:27.179973-04</text:p>
          </table:table-cell>
          <table:table-cell office:value-type="float" office:value="351266" calcext:value-type="float">
            <text:p>351266</text:p>
          </table:table-cell>
          <table:table-cell office:value-type="float" office:value="74.4515441959531" calcext:value-type="float">
            <text:p>74.4515441959531</text:p>
          </table:table-cell>
          <table:table-cell office:value-type="float" office:value="76.6977363515313" calcext:value-type="float">
            <text:p>76.6977363515313</text:p>
          </table:table-cell>
          <table:table-cell office:value-type="float" office:value="94.7368421052632" calcext:value-type="float">
            <text:p>94.73684210526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-11-04 00:43:01.430524-04</text:p>
          </table:table-cell>
          <table:table-cell office:value-type="float" office:value="353093" calcext:value-type="float">
            <text:p>353093</text:p>
          </table:table-cell>
          <table:table-cell office:value-type="float" office:value="75.3674121405751" calcext:value-type="float">
            <text:p>75.3674121405751</text:p>
          </table:table-cell>
          <table:table-cell office:value-type="float" office:value="77.896138482024" calcext:value-type="float">
            <text:p>77.896138482024</text:p>
          </table:table-cell>
          <table:table-cell office:value-type="float" office:value="94.7368421052632" calcext:value-type="float">
            <text:p>94.73684210526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-11-04 00:03:20.087557-04</text:p>
          </table:table-cell>
          <table:table-cell office:value-type="float" office:value="353081" calcext:value-type="float">
            <text:p>353081</text:p>
          </table:table-cell>
          <table:table-cell office:value-type="float" office:value="75.3887113951012" calcext:value-type="float">
            <text:p>75.3887113951012</text:p>
          </table:table-cell>
          <table:table-cell office:value-type="float" office:value="77.896138482024" calcext:value-type="float">
            <text:p>77.896138482024</text:p>
          </table:table-cell>
          <table:table-cell office:value-type="float" office:value="94.7368421052632" calcext:value-type="float">
            <text:p>94.73684210526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-02-06 13:41:08.188616-05</text:p>
          </table:table-cell>
          <table:table-cell office:value-type="float" office:value="300512" calcext:value-type="float">
            <text:p>300512</text:p>
          </table:table-cell>
          <table:table-cell office:value-type="float" office:value="80.6496272630458" calcext:value-type="float">
            <text:p>80.6496272630458</text:p>
          </table:table-cell>
          <table:table-cell office:value-type="float" office:value="84.8202396804261" calcext:value-type="float">
            <text:p>84.8202396804261</text:p>
          </table:table-cell>
          <table:table-cell office:value-type="float" office:value="94.7368421052632" calcext:value-type="float">
            <text:p>94.73684210526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24-02-06 13:41:08.282973-05</text:p>
          </table:table-cell>
          <table:table-cell table:style-name="ce1" office:value-type="float" office:value="300515" calcext:value-type="float">
            <text:p>300515</text:p>
          </table:table-cell>
          <table:table-cell table:style-name="ce1" office:value-type="float" office:value="80.6602768903088" calcext:value-type="float">
            <text:p>80.6602768903088</text:p>
          </table:table-cell>
          <table:table-cell table:style-name="ce1" office:value-type="float" office:value="84.8202396804261" calcext:value-type="float">
            <text:p>84.8202396804261</text:p>
          </table:table-cell>
          <table:table-cell table:style-name="ce1" office:value-type="float" office:value="94.7368421052632" calcext:value-type="float">
            <text:p>94.7368421052632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2024-02-12 10:40:49.113411-05</text:p>
          </table:table-cell>
          <table:table-cell office:value-type="float" office:value="304823" calcext:value-type="float">
            <text:p>304823</text:p>
          </table:table-cell>
          <table:table-cell office:value-type="float" office:value="80.6815761448349" calcext:value-type="float">
            <text:p>80.6815761448349</text:p>
          </table:table-cell>
          <table:table-cell office:value-type="float" office:value="84.4207723035952" calcext:value-type="float">
            <text:p>84.4207723035952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-02-12 10:40:38.549746-05</text:p>
          </table:table-cell>
          <table:table-cell office:value-type="float" office:value="304799" calcext:value-type="float">
            <text:p>304799</text:p>
          </table:table-cell>
          <table:table-cell office:value-type="float" office:value="80.7454739084132" calcext:value-type="float">
            <text:p>80.7454739084132</text:p>
          </table:table-cell>
          <table:table-cell office:value-type="float" office:value="84.5539280958722" calcext:value-type="float">
            <text:p>84.5539280958722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024-02-06 13:40:50.823412-05</text:p>
          </table:table-cell>
          <table:table-cell table:style-name="ce1" office:value-type="float" office:value="300091" calcext:value-type="float">
            <text:p>300091</text:p>
          </table:table-cell>
          <table:table-cell table:style-name="ce1" office:value-type="float" office:value="85.3780617678381" calcext:value-type="float">
            <text:p>85.3780617678381</text:p>
          </table:table-cell>
          <table:table-cell table:style-name="ce1" office:value-type="float" office:value="89.6138482023968" calcext:value-type="float">
            <text:p>89.6138482023968</text:p>
          </table:table-cell>
          <table:table-cell table:style-name="ce1" office:value-type="float" office:value="100" calcext:value-type="float">
            <text:p>100</text:p>
          </table:table-cell>
          <table:table-cell table:style-name="ce1"/>
          <table:table-cell table:style-name="ce1" office:value-type="string" calcext:value-type="string">
            <text:p>best ever real run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1T14:23:23.149858802</dc:date>
    <meta:editing-duration>PT33M38S</meta:editing-duration>
    <meta:editing-cycles>1</meta:editing-cycles>
    <meta:document-statistic meta:table-count="1" meta:cell-count="318" meta:object-count="0"/>
    <meta:generator>LibreOffice/7.3.7.2$Linux_X86_64 LibreOffice_project/30$Build-2</meta:generator>
  </office:meta>
</office:document-meta>
</file>